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ocs-Oxygen" svg:font-family="docs-Oxyge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62939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6670c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8f9c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c139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dfadf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141a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3e726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488c8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56d1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6eebc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a03a7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b5845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baa36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baf16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01b7e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officeooo:paragraph-rsid="001c1399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paragraph-rsid="00162939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paragraph-rsid="0016670c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paragraph-rsid="001dfadf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rsid="002141ab" officeooo:paragraph-rsid="002141ab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rsid="002141ab" officeooo:paragraph-rsid="002b5845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rsid="002141ab" officeooo:paragraph-rsid="002baf16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rsid="0022ef33" officeooo:paragraph-rsid="002488c8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rsid="0022ef33" officeooo:paragraph-rsid="002a03a7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rsid="0022ef33" officeooo:paragraph-rsid="00287e9a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rsid="0022ef33" officeooo:paragraph-rsid="002baa36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rsid="0022ef33" officeooo:paragraph-rsid="002baf16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rsid="0026eebc" officeooo:paragraph-rsid="0023e726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rsid="002b5845" officeooo:paragraph-rsid="002b5845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ocs-Oxygen" fo:font-size="9.75pt" fo:letter-spacing="normal" fo:font-style="normal" fo:font-weight="normal" officeooo:rsid="002b5845" officeooo:paragraph-rsid="002baf16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fo:font-variant="normal" fo:text-transform="none" fo:color="#000000" style:font-name="docs-Oxygen" fo:font-size="9.75pt" fo:letter-spacing="normal" fo:font-style="normal" fo:font-weight="normal" officeooo:rsid="0022ef33" officeooo:paragraph-rsid="001dfadf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fo:font-variant="normal" fo:text-transform="none" fo:color="#000000" style:font-name="docs-Oxygen" fo:font-size="9.75pt" fo:letter-spacing="normal" fo:font-style="normal" fo:font-weight="normal" officeooo:rsid="0022ef33" officeooo:paragraph-rsid="00256d1d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fo:font-variant="normal" fo:text-transform="none" fo:color="#000000" style:font-name="docs-Oxygen" fo:font-size="9.75pt" fo:letter-spacing="normal" fo:font-style="normal" fo:font-weight="normal" officeooo:rsid="0022ef33" officeooo:paragraph-rsid="002baa36"/>
    </style:style>
    <style:style style:name="T1" style:family="text">
      <style:text-properties fo:font-variant="normal" fo:text-transform="none" fo:color="#000000" style:font-name="docs-Oxygen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docs-Oxygen" fo:font-size="9.75pt" fo:letter-spacing="normal" fo:font-style="normal" fo:font-weight="normal" officeooo:rsid="00162939"/>
    </style:style>
    <style:style style:name="T3" style:family="text">
      <style:text-properties fo:font-variant="normal" fo:text-transform="none" fo:color="#000000" style:font-name="docs-Oxygen" fo:font-size="9.75pt" fo:letter-spacing="normal" fo:font-style="normal" fo:font-weight="normal" officeooo:rsid="0016670c"/>
    </style:style>
    <style:style style:name="T4" style:family="text">
      <style:text-properties fo:font-variant="normal" fo:text-transform="none" fo:color="#000000" style:font-name="docs-Oxygen" fo:font-size="9.75pt" fo:letter-spacing="normal" fo:font-style="normal" fo:font-weight="normal" officeooo:rsid="00179a6f"/>
    </style:style>
    <style:style style:name="T5" style:family="text">
      <style:text-properties fo:font-variant="normal" fo:text-transform="none" fo:color="#000000" style:font-name="docs-Oxygen" fo:font-size="9.75pt" fo:letter-spacing="normal" fo:font-style="normal" fo:font-weight="normal" officeooo:rsid="0018f9cb"/>
    </style:style>
    <style:style style:name="T6" style:family="text">
      <style:text-properties fo:font-variant="normal" fo:text-transform="none" fo:color="#000000" style:font-name="docs-Oxygen" fo:font-size="9.75pt" fo:letter-spacing="normal" fo:font-style="normal" fo:font-weight="normal" officeooo:rsid="001a1054"/>
    </style:style>
    <style:style style:name="T7" style:family="text">
      <style:text-properties fo:font-variant="normal" fo:text-transform="none" fo:color="#000000" style:font-name="docs-Oxygen" fo:font-size="9.75pt" fo:letter-spacing="normal" fo:font-style="normal" fo:font-weight="normal" officeooo:rsid="001bf7f4"/>
    </style:style>
    <style:style style:name="T8" style:family="text">
      <style:text-properties fo:font-variant="normal" fo:text-transform="none" fo:color="#000000" style:font-name="docs-Oxygen" fo:font-size="9.75pt" fo:letter-spacing="normal" fo:font-style="normal" fo:font-weight="normal" officeooo:rsid="001c1399"/>
    </style:style>
    <style:style style:name="T9" style:family="text">
      <style:text-properties fo:font-variant="normal" fo:text-transform="none" fo:color="#000000" style:font-name="docs-Oxygen" fo:font-size="9.75pt" fo:letter-spacing="normal" fo:font-style="normal" fo:font-weight="normal" officeooo:rsid="001dfadf"/>
    </style:style>
    <style:style style:name="T10" style:family="text">
      <style:text-properties fo:font-variant="normal" fo:text-transform="none" fo:color="#000000" style:font-name="docs-Oxygen" fo:font-size="9.75pt" fo:letter-spacing="normal" fo:font-style="normal" fo:font-weight="normal" officeooo:rsid="001ff935"/>
    </style:style>
    <style:style style:name="T11" style:family="text">
      <style:text-properties fo:font-variant="normal" fo:text-transform="none" fo:color="#000000" style:font-name="docs-Oxygen" fo:font-size="9.75pt" fo:letter-spacing="normal" fo:font-style="normal" fo:font-weight="normal" officeooo:rsid="001ffc1a"/>
    </style:style>
    <style:style style:name="T12" style:family="text">
      <style:text-properties fo:font-variant="normal" fo:text-transform="none" fo:color="#000000" style:font-name="docs-Oxygen" fo:font-size="9.75pt" fo:letter-spacing="normal" fo:font-style="normal" fo:font-weight="normal" officeooo:rsid="002141ab"/>
    </style:style>
    <style:style style:name="T13" style:family="text">
      <style:text-properties fo:font-variant="normal" fo:text-transform="none" fo:color="#000000" style:font-name="docs-Oxygen" fo:font-size="9.75pt" fo:letter-spacing="normal" fo:font-style="normal" fo:font-weight="normal" officeooo:rsid="0022ef33"/>
    </style:style>
    <style:style style:name="T14" style:family="text">
      <style:text-properties fo:font-variant="normal" fo:text-transform="none" fo:color="#000000" style:font-name="docs-Oxygen" fo:font-size="9.75pt" fo:letter-spacing="normal" fo:font-style="normal" fo:font-weight="normal" officeooo:rsid="002488c8"/>
    </style:style>
    <style:style style:name="T15" style:family="text">
      <style:text-properties fo:font-variant="normal" fo:text-transform="none" fo:color="#000000" style:font-name="docs-Oxygen" fo:font-size="9.75pt" fo:letter-spacing="normal" fo:font-style="normal" fo:font-weight="normal" officeooo:rsid="00256d1d"/>
    </style:style>
    <style:style style:name="T16" style:family="text">
      <style:text-properties fo:font-variant="normal" fo:text-transform="none" fo:color="#000000" style:font-name="docs-Oxygen" fo:font-size="9.75pt" fo:letter-spacing="normal" fo:font-style="normal" fo:font-weight="normal" officeooo:rsid="0026eebc"/>
    </style:style>
    <style:style style:name="T17" style:family="text">
      <style:text-properties fo:font-variant="normal" fo:text-transform="none" fo:color="#000000" style:font-name="docs-Oxygen" fo:font-size="9.75pt" fo:letter-spacing="normal" fo:font-style="normal" fo:font-weight="normal" officeooo:rsid="00287e9a"/>
    </style:style>
    <style:style style:name="T18" style:family="text">
      <style:text-properties fo:font-variant="normal" fo:text-transform="none" fo:color="#000000" style:font-name="docs-Oxygen" fo:font-size="9.75pt" fo:letter-spacing="normal" fo:font-style="normal" fo:font-weight="normal" officeooo:rsid="002a03a7"/>
    </style:style>
    <style:style style:name="T19" style:family="text">
      <style:text-properties fo:font-variant="normal" fo:text-transform="none" fo:color="#000000" style:font-name="docs-Oxygen" fo:font-size="9.75pt" fo:letter-spacing="normal" fo:font-style="normal" fo:font-weight="normal" officeooo:rsid="002b5845"/>
    </style:style>
    <style:style style:name="T20" style:family="text">
      <style:text-properties fo:font-variant="normal" fo:text-transform="none" fo:color="#000000" style:font-name="docs-Oxygen" fo:font-size="9.75pt" fo:letter-spacing="normal" fo:font-style="normal" fo:font-weight="normal" officeooo:rsid="002baa36"/>
    </style:style>
    <style:style style:name="T21" style:family="text">
      <style:text-properties fo:font-variant="normal" fo:text-transform="none" fo:color="#000000" style:font-name="docs-Oxygen" fo:font-size="9.75pt" fo:letter-spacing="normal" fo:font-style="normal" fo:font-weight="normal" officeooo:rsid="002baf16"/>
    </style:style>
    <style:style style:name="T22" style:family="text">
      <style:text-properties fo:font-variant="normal" fo:text-transform="none" fo:color="#000000" style:font-name="docs-Oxygen" fo:font-size="9.75pt" fo:letter-spacing="normal" fo:font-style="normal" fo:font-weight="normal" officeooo:rsid="002d9175"/>
    </style:style>
    <style:style style:name="T23" style:family="text">
      <style:text-properties fo:font-variant="normal" fo:text-transform="none" fo:color="#000000" style:font-name="docs-Oxygen" fo:font-size="9.75pt" fo:letter-spacing="normal" fo:font-style="normal" fo:font-weight="normal" officeooo:rsid="002e5f4b"/>
    </style:style>
    <style:style style:name="T24" style:family="text">
      <style:text-properties fo:font-variant="normal" fo:text-transform="none" fo:color="#000000" style:font-name="docs-Oxygen" fo:font-size="9.75pt" fo:letter-spacing="normal" fo:font-style="normal" fo:font-weight="normal" officeooo:rsid="00301b7e"/>
    </style:style>
    <style:style style:name="T25" style:family="text">
      <style:text-properties fo:font-variant="normal" fo:text-transform="none" fo:color="#000000" style:font-name="docs-Oxygen" fo:font-size="9.75pt" fo:letter-spacing="normal" fo:font-style="normal" fo:font-weight="normal" officeooo:rsid="009402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 the </text:span><text:span text:style-name="T2">third</text:span><text:span text:style-name="T1"> quarter, Grade 6 students </text:span><text:span text:style-name="T2">started</text:span><text:span text:style-name="T1"> making</text:span><text:span text:style-name="T2"> Tiny books</text:span><text:span text:style-name="T1">. This </text:span><text:span text:style-name="T10">structured</text:span><text:span text:style-name="T1"> inquiry scaffolded the learning of foundational </text:span><text:span text:style-name="T2">Graphic design</text:span><text:span text:style-name="T1"> concepts while developing an insight into </text:span><text:span text:style-name="T2">how to conduct research in a systematic </text:span><text:span text:style-name="T7">yet</text:span><text:span text:style-name="T2"> </text:span><text:span text:style-name="T7">organic</text:span><text:span text:style-name="T2"> way.</text:span></text:p>
      <text:p text:style-name="P17"/>
      <text:p text:style-name="P2"><text:span text:style-name="T1">In assessment 1 (Criterion </text:span><text:span text:style-name="T2">A</text:span><text:span text:style-name="T1">: </text:span><text:span text:style-name="T2">Inquiring and analysing</text:span><text:span text:style-name="T1">), students</text:span><text:span text:style-name="T2"> researched into rare mythological creatures from around the world.</text:span><text:span text:style-name="T1"> </text:span><text:span text:style-name="T2">This required students to collect</text:span><text:span text:style-name="T4">/collate</text:span><text:span text:style-name="T2"> 8 sets of information including images and text,</text:span><text:span text:style-name="T3"> from which an emergent theme and relationship between the creatures might be </text:span><text:span text:style-name="T4">realised</text:span><text:span text:style-name="T3">.</text:span><text:span text:style-name="T1"> </text:span></text:p>
      <text:p text:style-name="P18"/>
      <text:p text:style-name="P2"><text:span text:style-name="T1">The pattern of learning </text:span><text:span text:style-name="T3">started </text:span><text:span text:style-name="T7">independently</text:span><text:span text:style-name="T3">, with students </text:span><text:span text:style-name="T8">attempting</text:span><text:span text:style-name="T3"> to find</text:span><text:span text:style-name="T7"> mythological creatures unknown to the student and not seen in popular media</text:span><text:span text:style-name="T3">. Running in parallel to the research, students completed a set of skills based workshops which focussed on using the software (Gravit designer). The outcome of these two paths (Research</text:span><text:span text:style-name="T9"> and </text:span><text:span text:style-name="T7">Technical s</text:span><text:span text:style-name="T3">kills), was to develop </text:span><text:span text:style-name="T4">an </text:span><text:span text:style-name="T3">understanding of the unit </text:span><text:span text:style-name="T4">key </text:span><text:span text:style-name="T3">concept</text:span><text:span text:style-name="T5">: </text:span><text:span text:style-name="T3">Communication.</text:span></text:p>
      <text:p text:style-name="P18"/>
      <text:p text:style-name="P3"><text:span text:style-name="T1">In assessment 2 (Criterion </text:span><text:span text:style-name="T5">B</text:span><text:span text:style-name="T1">: </text:span><text:span text:style-name="T4">Developing ideas</text:span><text:span text:style-name="T1">), the students </text:span><text:span text:style-name="T4">explored the supporting concepts of Form and Function. Building upon unit 1, the process of iterative design was </text:span><text:span text:style-name="T7">reinforced</text:span><text:span text:style-name="T4"> by first making a series of thumbnail page layouts, and then refining these ideas into</text:span><text:span text:style-name="T5"> functional</text:span><text:span text:style-name="T4"> page layout</text:span><text:span text:style-name="T5"> </text:span><text:span text:style-name="T4">template</text:span><text:span text:style-name="T5">s. The Global context: Personal and cultural expression, was </text:span><text:span text:style-name="T7">highlighted</text:span><text:span text:style-name="T5"> when students reflected on the research choices they </text:span><text:span text:style-name="T7">had </text:span><text:span text:style-name="T5">made in assessment 1. This awareness became important when considering how to visually style pages to reflect the origins of each creature </text:span><text:span text:style-name="T7">and</text:span><text:span text:style-name="T5"> </text:span><text:span text:style-name="T7">to express the personal </text:span><text:span text:style-name="T5">vision of the designer.</text:span></text:p>
      <text:p text:style-name="P17"/>
      <text:p text:style-name="P4"><text:span text:style-name="T1">The ATL skill covered in this unit was: </text:span><text:span text:style-name="T8">U</text:span><text:span text:style-name="T6">se brainstorming and visual diagrams to generate new ideas and inquires.</text:span><text:span text:style-name="T1"> This was achieved </text:span><text:span text:style-name="T8">by </text:span><text:span text:style-name="T6">students </text:span><text:span text:style-name="T8">in groups who </text:span><text:span text:style-name="T6">summarised information about mythological creatures</text:span><text:span text:style-name="T8"> (</text:span><text:span text:style-name="T6">using post-it notes</text:span><text:span text:style-name="T8">)</text:span><text:span text:style-name="T6">, organising </text:span><text:span text:style-name="T8">the creatures</text:span><text:span text:style-name="T6"> geographically on </text:span><text:span text:style-name="T8">A2 sized country</text:span><text:span text:style-name="T6"> map</text:span><text:span text:style-name="T8">s</text:span><text:span text:style-name="T6"> to see the possible relationships</text:span><text:span text:style-name="T8">/correlations</text:span><text:span text:style-name="T6"> between the information. </text:span><text:line-break/></text:p>
      <text:p text:style-name="P16"/>
      <text:p text:style-name="P5"><text:span text:style-name="T1">In the </text:span><text:span text:style-name="T13">third</text:span><text:span text:style-name="T1"> quarter, Grade 7 students </text:span><text:span text:style-name="T9">started</text:span><text:span text:style-name="T1"> making their </text:span><text:span text:style-name="T9">Inclusive Playgrounds</text:span><text:span text:style-name="T1">. This structured inquiry gave students the opportunity to</text:span><text:span text:style-name="T9"> experience the process of designing a </text:span><text:span text:style-name="T11">playground</text:span><text:span text:style-name="T9"> for people with physical, social and mental challenges</text:span><text:span text:style-name="T11">.</text:span></text:p>
      <text:p text:style-name="P19"/>
      <text:p text:style-name="P6"><text:span text:style-name="T1">In assessment 1 (Criterion </text:span><text:span text:style-name="T2">A</text:span><text:span text:style-name="T1">: </text:span><text:span text:style-name="T2">Inquiring and analysing</text:span><text:span text:style-name="T1">),</text:span><text:span text:style-name="T10"> students researched into </text:span><text:span text:style-name="T11">P</text:span><text:span text:style-name="T10">layground design</text:span><text:span text:style-name="T11">. By breaking these complex environments into smaller parts students became aware of the key unit concept: Connections. </text:span><text:span text:style-name="T12"><text:s/>Primary research was conducted by interviewing Postgraduate design students from Tsukuba university, regarding elements of their own related work into playgrounds. In addition to this, an excursion to a local playground was organised to highlight the unit related concepts: Ergonomics and Perspective.</text:span></text:p>
      <text:p text:style-name="P20"/>
      <text:p text:style-name="P6"><text:span text:style-name="T3">Running in parallel to the research, students completed a set of skills based workshops which focussed on </text:span><text:span text:style-name="T11">technical drafting (</text:span><text:span text:style-name="T12">O</text:span><text:span text:style-name="T11">rthographic and </text:span><text:span text:style-name="T12">I</text:span><text:span text:style-name="T11">sometric perspectives).</text:span></text:p>
      <text:p text:style-name="P19"/>
      <text:p text:style-name="P6"><text:span text:style-name="T1">In assessment 2 (Criterion </text:span><text:span text:style-name="T5">B</text:span><text:span text:style-name="T1">: </text:span><text:span text:style-name="T4">Developing ideas</text:span><text:span text:style-name="T1">), students </text:span><text:span text:style-name="T12">applied the knowledge gained from the research, into creating playgrounds with the goal of taking different ways of experiencing the world and applying these </text:span><text:span text:style-name="T13">discoveries</text:span><text:span text:style-name="T12"> into the design. A series of sketches were produced creating 3 elements in a playground which connected together.</text:span></text:p>
      <text:p text:style-name="P19"/>
      <text:p text:style-name="P5"><text:span text:style-name="T1">The ATL skill covered in this unit was: </text:span><text:span text:style-name="T13">Consider ideas from multiple perspectives</text:span><text:span text:style-name="T1">. This was achieved </text:span><text:span text:style-name="T13">through a series of ideation / sketching workshops using copic markers. Students developed imagination skills in the process of responding to various challenges such as, Designing a game to play while travelling in a car. </text:span></text:p>
      <text:p text:style-name="P31"/>
      <text:p text:style-name="P7"><text:span text:style-name="T13">In the </text:span><text:span text:style-name="T14">third</text:span><text:span text:style-name="T13"> quarter, Grade 8 students </text:span><text:span text:style-name="T14">worked in groups to</text:span><text:span text:style-name="T13"> </text:span><text:span text:style-name="T14">complete the Spaghetti bridge challenge</text:span><text:span text:style-name="T13">. This guided inquiry gave students the opportunity </text:span><text:span text:style-name="T14">to improve their collaborative skills through the process of constructing a bridge made of Spaghetti (with accordance to the rules published by The Engineering Link Group (TELG) 2021). </text:span></text:p>
      <text:p text:style-name="P8"><text:span text:style-name="T13"><text:s/><text:line-break/>In assessment 1 (Criterion </text:span><text:span text:style-name="T14">B</text:span><text:span text:style-name="T13">: </text:span><text:span text:style-name="T4">Developing ideas</text:span><text:span text:style-name="T13">),</text:span><text:span text:style-name="T15"> after conducting some formative research into the historic nature of bridges and their social importance, students created </text:span><text:span text:style-name="T16">plan </text:span><text:span text:style-name="T15">drawings of their proposed bridges. Following from this, a prototype was made to a 1:3 scale of </text:span><text:span text:style-name="T17">the </text:span><text:span text:style-name="T16">test rig</text:span><text:span text:style-name="T15">. This was tested on the rig and evaluated. During the process, students were responsible for 3 set roles including, Engineer, Construction and Project Management. </text:span></text:p>
      <text:p text:style-name="P23"/>
      <text:p text:style-name="P7"><text:span text:style-name="T13">In assessment 2 (Criterion </text:span><text:span text:style-name="T15">C</text:span><text:span text:style-name="T13">: </text:span><text:span text:style-name="T15">Creating the solution</text:span><text:span text:style-name="T13">), </text:span><text:span text:style-name="T16">taking the knowledge gained previously students worked collaboratively to construct a full size (37cm long) spaghetti bridge. This process <text:s/>highlighted many elements of working in teams, namely the need to deal with unexpected setbacks (how to work with the material) and to manage time effectively. </text:span></text:p>
      <text:p text:style-name="P28"/>
      <text:p text:style-name="P10"><text:span text:style-name="T13">In assessment </text:span><text:span text:style-name="T16">3</text:span><text:span text:style-name="T13"> (Criterion </text:span><text:span text:style-name="T16">D</text:span><text:span text:style-name="T13">: </text:span><text:span text:style-name="T16">Evaluating</text:span><text:span text:style-name="T13">)</text:span><text:span text:style-name="T16">, the bridges were tested for strength and ultimately destroyed. The process was recorded and evaluated both for the technical and social success of the group in the challenge.</text:span></text:p>
      <text:p text:style-name="P9"><text:span text:style-name="T13"><text:line-break/>The ATL skill covered in this quarter was</text:span><text:span text:style-name="T15">: </text:span><text:span text:style-name="T13">Listen actively to other perspectives and ideas</text:span><text:span text:style-name="T15">.</text:span><text:span text:style-name="T13"> This was achieved </text:span><text:span text:style-name="T15">via a workshop taken from the School Reform Initiative (SRI) guidebook. In brief, the challenge was to work in groups to pass an</text:span><text:span text:style-name="T16"> </text:span><text:span text:style-name="T15">object </text:span><text:span text:style-name="T16">left</text:span><text:span text:style-name="T15"> or </text:span><text:span text:style-name="T16">right in</text:span><text:span text:style-name="T15"> a circle, while listening for information. This experience highlighted the difficulty in holding focus while listening to others. <text:s/></text:span><text:span text:style-name="T13"><text:line-break/></text:span></text:p>
      <text:p text:style-name="P32"/>
      <text:p text:style-name="P11"><text:span text:style-name="T13">In the </text:span><text:span text:style-name="T18">third</text:span><text:span text:style-name="T13"> quarter, Grade 9 students </text:span><text:span text:style-name="T18">worked in groups to create a website for a Start-up company.</text:span><text:span text:style-name="T13"> This guided inquiry challenged students to research </text:span><text:span text:style-name="T18">cognitive biases and how such ways of thinking influence the way we interact with the world. The outcome of the unit being to make a website which promotes a new and innovative product.</text:span></text:p>
      <text:p text:style-name="P24"/>
      <text:p text:style-name="P12"><text:span text:style-name="T1">In assessment 1 (Criterion </text:span><text:span text:style-name="T2">A</text:span><text:span text:style-name="T1">: </text:span><text:span text:style-name="T2">Inquiring and analysing</text:span><text:span text:style-name="T1">),</text:span><text:span text:style-name="T10"> students researched into </text:span><text:span text:style-name="T19">Start-up companies including the products they create and the websites used to promote them</text:span><text:span text:style-name="T11">. By </text:span><text:span text:style-name="T19">searching for websites made by small start-up companies, students were able to understand how to communicate complex ideas using text and images. This process introduced students to the unit key concept: Communication.</text:span></text:p>
      <text:p text:style-name="P21"/>
      <text:p text:style-name="P12"><text:span text:style-name="T3">Running in parallel to the research, students completed a set of skills based workshops which focussed on </text:span><text:span text:style-name="T19">the technical side of Web design including, HTML, CSS and JS</text:span><text:span text:style-name="T20"> (to a limited extent). Each student created a mock-up webpage using an independent musician for inspiration.</text:span></text:p>
      <text:p text:style-name="P29"/>
      <text:p text:style-name="P12"><text:span text:style-name="T13">In assessment 2 (Criterion </text:span><text:span text:style-name="T5">B</text:span><text:span text:style-name="T13">: </text:span><text:span text:style-name="T4">Developing ideas</text:span><text:span text:style-name="T13">), students </text:span><text:span text:style-name="T12">applied the knowledge gained from the research, into creating </text:span><text:span text:style-name="T20">2 wireframe Web page designs using Figma. The challenge was to come up with a visual representation of the product, then to make a style to promote the product. Finally groups collaborated together to make a unified homepage for the 2-3 bias solving products. </text:span></text:p>
      <text:p text:style-name="P25"/>
      <text:p text:style-name="P13"><text:span text:style-name="T13">The ATL skill covered in this quarter was: Design new machines, media and technologies</text:span><text:span text:style-name="T20">. This was achieved </text:span><text:span text:style-name="T13">through a series of ideation / sketching workshops using </text:span><text:span text:style-name="T20">c</text:span><text:span text:style-name="T13">opic markers.</text:span></text:p>
      <text:p text:style-name="P26"/>
      <text:p text:style-name="P26"/>
      <text:p text:style-name="P33"/>
      <text:p text:style-name="P14"><text:span text:style-name="T13">In the </text:span><text:span text:style-name="T21">third</text:span><text:span text:style-name="T13"> quarter, Grade 10 students </text:span><text:span text:style-name="T21">started their final unit of MYP design</text:span><text:span text:style-name="T13">. Building upon the creative work completed in </text:span><text:span text:style-name="T21">the previous 5 years of MYP education, students proposed semi-open units of inquiry. These included, Animation, Product and Web design. <text:s/></text:span></text:p>
      <text:p text:style-name="P27"/>
      <text:p text:style-name="P15"><text:span text:style-name="T1">In assessment 1 (Criterion </text:span><text:span text:style-name="T2">A</text:span><text:span text:style-name="T1">: </text:span><text:span text:style-name="T2">Inquiring and analysing</text:span><text:span text:style-name="T1">),</text:span><text:span text:style-name="T10"> students researched into </text:span><text:span text:style-name="T21">their chosen area of design. Through a series of </text:span><text:span text:style-name="T22">conso</text:span><text:span text:style-name="T24">l</text:span><text:span text:style-name="T22">t</text:span><text:span text:style-name="T24">at</text:span><text:span text:style-name="T22">ions</text:span><text:span text:style-name="T21">, students were ab</text:span><text:span text:style-name="T24">le</text:span><text:span text:style-name="T21"> to find a problem to solve or an opportunity to take advantage of. From this </text:span><text:span text:style-name="T22">research an </text:span><text:span text:style-name="T21">elevator pitch video was recorded</text:span><text:span text:style-name="T24">, which h</text:span><text:span text:style-name="T22">elped to clarify ideas and to align </text:span><text:span text:style-name="T24">the </text:span><text:span text:style-name="T22">projects </text:span><text:span text:style-name="T24">with</text:span><text:span text:style-name="T22"> IB standards. </text:span></text:p>
      <text:p text:style-name="P22"/>
      <text:p text:style-name="P14"><text:span text:style-name="T3">Running in parallel to the research, students completed a set of skills based workshops which focussed on </text:span><text:span text:style-name="T19">the technical side of </text:span><text:span text:style-name="T22">their chosen area. These were adapted to the needs of the proposed products. In addition, students were expected to complete independent skills based tutorials to bridge gaps in knowledge. </text:span></text:p>
      <text:p text:style-name="P30"/>
      <text:p text:style-name="P14"><text:span text:style-name="T13">In assessment 2 (Criterion </text:span><text:span text:style-name="T5">B</text:span><text:span text:style-name="T13">: </text:span><text:span text:style-name="T4">Developing ideas</text:span><text:span text:style-name="T13">), students </text:span><text:span text:style-name="T12">applied the knowledge gained from the research, into </text:span><text:span text:style-name="T22">a range of draft concepts. Students were also encouraged to contact experts in their chosen disciplines to collect additional information required to make their work more authentic.</text:span></text:p>
      <text:p text:style-name="P27"/>
      <text:p text:style-name="P14"><text:span text:style-name="T13">The ATL skill covered in this quarter was: </text:span><text:span text:style-name="T22">managing tasks and time effectively</text:span><text:span text:style-name="T20">. This was achieved </text:span><text:span text:style-name="T13">through </text:span><text:span text:style-name="T23">the </text:span><text:span text:style-name="T22">use of </text:span><text:span text:style-name="T25">an SRI (School Reform Initiative), activity called Zones of Comfort. The goal was to identify ahead of time, parts of the projects that students might have trouble with and plan a strategy for managing stress while achieving satisfying results.</text:span></text:p>
      <text:p text:style-name="P2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ocs-Oxygen" svg:font-family="docs-Oxyge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08:38:03.295000000</meta:creation-date>
    <dc:date>2021-04-13T13:48:08.227000000</dc:date>
    <meta:editing-duration>PT35M53S</meta:editing-duration>
    <meta:editing-cycles>8</meta:editing-cycles>
    <meta:generator>LibreOffice/6.1.1.2$Windows_X86_64 LibreOffice_project/5d19a1bfa650b796764388cd8b33a5af1f5baa1b</meta:generator>
    <meta:document-statistic meta:table-count="0" meta:image-count="0" meta:object-count="0" meta:page-count="5" meta:paragraph-count="26" meta:word-count="1299" meta:character-count="8492" meta:non-whitespace-character-count="7197"/>
  </office:meta>
</office:document-meta>
</file>